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-4.471274376" calcext:value-type="float">
            <text:p>-4,4712743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46286011" calcext:value-type="float">
            <text:p>65,46286011</text:p>
          </table:table-cell>
          <table:table-cell office:value-type="float" office:value="5.657236248E-027" calcext:value-type="float">
            <text:p>5,66E-027</text:p>
          </table:table-cell>
          <table:table-cell office:value-type="float" office:value="4.472486973" calcext:value-type="float">
            <text:p>4,472486973</text:p>
          </table:table-cell>
          <table:table-cell table:style-name="ce2" table:formula="of:=ABS(SUM([.E2:.E3])/[.E2])" office:value-type="float" office:value="0.000271197179602343" calcext:value-type="float">
            <text:p>0,0002711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18" calcext:value-type="float">
            <text:p>142418</text:p>
          </table:table-cell>
          <table:table-cell office:value-type="float" office:value="71.24119568" calcext:value-type="float">
            <text:p>71,24119568</text:p>
          </table:table-cell>
          <table:table-cell office:value-type="float" office:value="1.216277325E-020" calcext:value-type="float">
            <text:p>1,22E-020</text:p>
          </table:table-cell>
          <table:table-cell office:value-type="float" office:value="-3.062570333" calcext:value-type="float">
            <text:p>-3,062570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18" calcext:value-type="float">
            <text:p>142418</text:p>
          </table:table-cell>
          <table:table-cell office:value-type="float" office:value="72.10066223" calcext:value-type="float">
            <text:p>72,10066223</text:p>
          </table:table-cell>
          <table:table-cell office:value-type="float" office:value="1.202181247E-020" calcext:value-type="float">
            <text:p>1,20E-020</text:p>
          </table:table-cell>
          <table:table-cell office:value-type="float" office:value="3.063819647" calcext:value-type="float">
            <text:p>3,063819647</text:p>
          </table:table-cell>
          <table:table-cell table:formula="of:=ABS(SUM([.E4:.E5])/[.E4])" office:value-type="float" office:value="0.000407929896838008" calcext:value-type="float">
            <text:p>0,0004079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590" calcext:value-type="float">
            <text:p>142590</text:p>
          </table:table-cell>
          <table:table-cell office:value-type="float" office:value="72.95023346" calcext:value-type="float">
            <text:p>72,95023346</text:p>
          </table:table-cell>
          <table:table-cell office:value-type="float" office:value="1.569154674E-017" calcext:value-type="float">
            <text:p>1,57E-017</text:p>
          </table:table-cell>
          <table:table-cell office:value-type="float" office:value="-2.456269026" calcext:value-type="float">
            <text:p>-2,4562690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590" calcext:value-type="float">
            <text:p>142590</text:p>
          </table:table-cell>
          <table:table-cell office:value-type="float" office:value="74.88850403" calcext:value-type="float">
            <text:p>74,88850403</text:p>
          </table:table-cell>
          <table:table-cell office:value-type="float" office:value="1.51460327E-017" calcext:value-type="float">
            <text:p>1,51E-017</text:p>
          </table:table-cell>
          <table:table-cell office:value-type="float" office:value="2.457753181" calcext:value-type="float">
            <text:p>2,457753181</text:p>
          </table:table-cell>
          <table:table-cell table:style-name="ce3" table:formula="of:=ABS(SUM([.E6:.E7])/[.E6])" office:value-type="float" office:value="0.000604231451966364" calcext:value-type="float">
            <text:p>0,0006042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846" calcext:value-type="float">
            <text:p>142846</text:p>
          </table:table-cell>
          <table:table-cell office:value-type="float" office:value="75.12494659" calcext:value-type="float">
            <text:p>75,12494659</text:p>
          </table:table-cell>
          <table:table-cell office:value-type="float" office:value="2.215924164E-015" calcext:value-type="float">
            <text:p>2,22E-015</text:p>
          </table:table-cell>
          <table:table-cell office:value-type="float" office:value="-2.092380762" calcext:value-type="float">
            <text:p>-2,0923807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846" calcext:value-type="float">
            <text:p>142846</text:p>
          </table:table-cell>
          <table:table-cell office:value-type="float" office:value="79.29518127" calcext:value-type="float">
            <text:p>79,29518127</text:p>
          </table:table-cell>
          <table:table-cell office:value-type="float" office:value="2.170079141E-015" calcext:value-type="float">
            <text:p>2,17E-015</text:p>
          </table:table-cell>
          <table:table-cell office:value-type="float" office:value="2.094190836" calcext:value-type="float">
            <text:p>2,094190836</text:p>
          </table:table-cell>
          <table:table-cell table:style-name="ce3" table:formula="of:=ABS(SUM([.E8:.E9])/[.E8])" office:value-type="float" office:value="0.000865078685903258" calcext:value-type="float">
            <text:p>0,0008650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20" calcext:value-type="float">
            <text:p>143320</text:p>
          </table:table-cell>
          <table:table-cell office:value-type="float" office:value="79.38671112" calcext:value-type="float">
            <text:p>79,38671112</text:p>
          </table:table-cell>
          <table:table-cell office:value-type="float" office:value="0.000000000000096053997" calcext:value-type="float">
            <text:p>9,61E-014</text:p>
          </table:table-cell>
          <table:table-cell office:value-type="float" office:value="-1.841738343" calcext:value-type="float">
            <text:p>-1,8417383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20" calcext:value-type="float">
            <text:p>143320</text:p>
          </table:table-cell>
          <table:table-cell office:value-type="float" office:value="84.65748596" calcext:value-type="float">
            <text:p>84,65748596</text:p>
          </table:table-cell>
          <table:table-cell office:value-type="float" office:value="0.0000000000001091960655" calcext:value-type="float">
            <text:p>1,09E-013</text:p>
          </table:table-cell>
          <table:table-cell office:value-type="float" office:value="1.843038082" calcext:value-type="float">
            <text:p>1,843038082</text:p>
          </table:table-cell>
          <table:table-cell table:style-name="ce3" table:formula="of:=ABS(SUM([.E10:.E11])/[.E10])" office:value-type="float" office:value="0.000705713167638614" calcext:value-type="float">
            <text:p>0,0007057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47" calcext:value-type="float">
            <text:p>143847</text:p>
          </table:table-cell>
          <table:table-cell office:value-type="float" office:value="84.69802856" calcext:value-type="float">
            <text:p>84,69802856</text:p>
          </table:table-cell>
          <table:table-cell office:value-type="float" office:value="0.000000000003458963151" calcext:value-type="float">
            <text:p>3,46E-012</text:p>
          </table:table-cell>
          <table:table-cell office:value-type="float" office:value="-1.653306365" calcext:value-type="float">
            <text:p>-1,6533063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47" calcext:value-type="float">
            <text:p>143847</text:p>
          </table:table-cell>
          <table:table-cell office:value-type="float" office:value="86.84029388" calcext:value-type="float">
            <text:p>86,84029388</text:p>
          </table:table-cell>
          <table:table-cell office:value-type="float" office:value="0.000000000003648791772" calcext:value-type="float">
            <text:p>3,65E-012</text:p>
          </table:table-cell>
          <table:table-cell office:value-type="float" office:value="1.653680801" calcext:value-type="float">
            <text:p>1,653680801</text:p>
          </table:table-cell>
          <table:table-cell table:formula="of:=ABS(SUM([.E12:.E13])/[.E12])" office:value-type="float" office:value="0.000226477081275846" calcext:value-type="float">
            <text:p>0,00022647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041" calcext:value-type="float">
            <text:p>144041</text:p>
          </table:table-cell>
          <table:table-cell office:value-type="float" office:value="86.86762238" calcext:value-type="float">
            <text:p>86,86762238</text:p>
          </table:table-cell>
          <table:table-cell office:value-type="float" office:value="0.00000000003858503447" calcext:value-type="float">
            <text:p>3,86E-011</text:p>
          </table:table-cell>
          <table:table-cell office:value-type="float" office:value="-1.505159497" calcext:value-type="float">
            <text:p>-1,5051594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041" calcext:value-type="float">
            <text:p>144041</text:p>
          </table:table-cell>
          <table:table-cell office:value-type="float" office:value="89.11060333" calcext:value-type="float">
            <text:p>89,11060333</text:p>
          </table:table-cell>
          <table:table-cell office:value-type="float" office:value="0.00000000006201008457" calcext:value-type="float">
            <text:p>6,20E-011</text:p>
          </table:table-cell>
          <table:table-cell office:value-type="float" office:value="1.505470395" calcext:value-type="float">
            <text:p>1,505470395</text:p>
          </table:table-cell>
          <table:table-cell table:formula="of:=ABS(SUM([.E14:.E15])/[.E14])" office:value-type="float" office:value="0.000206554853900608" calcext:value-type="float">
            <text:p>0,0002065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13" calcext:value-type="float">
            <text:p>144213</text:p>
          </table:table-cell>
          <table:table-cell office:value-type="float" office:value="89.1269455" calcext:value-type="float">
            <text:p>89,1269455</text:p>
          </table:table-cell>
          <table:table-cell office:value-type="float" office:value="0.0000000001670603794" calcext:value-type="float">
            <text:p>1,67E-010</text:p>
          </table:table-cell>
          <table:table-cell office:value-type="float" office:value="-1.383964062" calcext:value-type="float">
            <text:p>-1,3839640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13" calcext:value-type="float">
            <text:p>144213</text:p>
          </table:table-cell>
          <table:table-cell office:value-type="float" office:value="92.78337097" calcext:value-type="float">
            <text:p>92,78337097</text:p>
          </table:table-cell>
          <table:table-cell office:value-type="float" office:value="0.00000000005442225143" calcext:value-type="float">
            <text:p>5,44E-011</text:p>
          </table:table-cell>
          <table:table-cell office:value-type="float" office:value="1.384423971" calcext:value-type="float">
            <text:p>1,384423971</text:p>
          </table:table-cell>
          <table:table-cell table:formula="of:=ABS(SUM([.E16:.E17])/[.E16])" office:value-type="float" office:value="0.000332312819839627" calcext:value-type="float">
            <text:p>0,0003323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488" calcext:value-type="float">
            <text:p>144488</text:p>
          </table:table-cell>
          <table:table-cell office:value-type="float" office:value="90.22053528" calcext:value-type="float">
            <text:p>90,22053528</text:p>
          </table:table-cell>
          <table:table-cell office:value-type="float" office:value="0.000000001912702663" calcext:value-type="float">
            <text:p>1,91E-009</text:p>
          </table:table-cell>
          <table:table-cell office:value-type="float" office:value="-1.282459378" calcext:value-type="float">
            <text:p>-1,2824593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488" calcext:value-type="float">
            <text:p>144488</text:p>
          </table:table-cell>
          <table:table-cell office:value-type="float" office:value="93.34056854" calcext:value-type="float">
            <text:p>93,34056854</text:p>
          </table:table-cell>
          <table:table-cell office:value-type="float" office:value="0.00000000003021297795" calcext:value-type="float">
            <text:p>3,02E-011</text:p>
          </table:table-cell>
          <table:table-cell office:value-type="float" office:value="1.282978058" calcext:value-type="float">
            <text:p>1,282978058</text:p>
          </table:table-cell>
          <table:table-cell table:style-name="ce3" table:formula="of:=ABS(SUM([.E18:.E19])/[.E18])" office:value-type="float" office:value="0.00040444166021772" calcext:value-type="float">
            <text:p>0,0004044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889" calcext:value-type="float">
            <text:p>144889</text:p>
          </table:table-cell>
          <table:table-cell office:value-type="float" office:value="93.34095001" calcext:value-type="float">
            <text:p>93,34095001</text:p>
          </table:table-cell>
          <table:table-cell office:value-type="float" office:value="0.000000008930322259" calcext:value-type="float">
            <text:p>8,93E-009</text:p>
          </table:table-cell>
          <table:table-cell office:value-type="float" office:value="-1.195249319" calcext:value-type="float">
            <text:p>-1,1952493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889" calcext:value-type="float">
            <text:p>144889</text:p>
          </table:table-cell>
          <table:table-cell office:value-type="float" office:value="94.64411926" calcext:value-type="float">
            <text:p>94,64411926</text:p>
          </table:table-cell>
          <table:table-cell office:value-type="float" office:value="0.00000001023568874" calcext:value-type="float">
            <text:p>1,02E-008</text:p>
          </table:table-cell>
          <table:table-cell office:value-type="float" office:value="1.195498705" calcext:value-type="float">
            <text:p>1,195498705</text:p>
          </table:table-cell>
          <table:table-cell table:style-name="ce3" table:formula="of:=ABS(SUM([.E20:.E21])/[.E20])" office:value-type="float" office:value="0.000208647682149509" calcext:value-type="float">
            <text:p>0,0002086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130" calcext:value-type="float">
            <text:p>145130</text:p>
          </table:table-cell>
          <table:table-cell office:value-type="float" office:value="94.64627838" calcext:value-type="float">
            <text:p>94,64627838</text:p>
          </table:table-cell>
          <table:table-cell office:value-type="float" office:value="0.00000006578235912" calcext:value-type="float">
            <text:p>6,58E-008</text:p>
          </table:table-cell>
          <table:table-cell office:value-type="float" office:value="1.118642807" calcext:value-type="float">
            <text:p>1,11864280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42325844793319" calcext:value-type="float">
            <text:p>0,0004232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20:26:35.918492668</dc:date>
    <meta:document-statistic meta:table-count="1" meta:cell-count="121" meta:object-count="0"/>
    <meta:generator>LibreOffice/4.1.4.2$Linux_X86_64 LibreOffice_project/410m0$Build-2</meta:generator>
  </office:meta>
</office:document-meta>
</file>